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5252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7291in"/>
    </style:style>
    <style:style style:name="co10" style:family="table-column">
      <style:table-column-properties fo:break-before="auto" style:column-width="0.9646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22in"/>
    </style:style>
    <style:style style:name="ro1" style:family="table-row">
      <style:table-row-properties style:row-height="0.32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2">
      <style:table-cell-properties fo:background-color="#dee6ef" fo:border="0.74pt solid #000000"/>
    </style:style>
    <style:style style:name="ce11" style:family="table-cell" style:parent-style-name="Default" style:data-style-name="N2">
      <style:table-cell-properties fo:border="0.74pt solid #000000"/>
    </style:style>
    <style:style style:name="ce14" style:family="table-cell" style:parent-style-name="Default" style:data-style-name="N136">
      <style:table-cell-properties fo:background-color="#dee6ef" fo:border="0.74pt solid #000000"/>
    </style:style>
    <style:style style:name="ce15" style:family="table-cell" style:parent-style-name="Default" style:data-style-name="N136">
      <style:table-cell-properties fo:border="0.74pt solid #000000"/>
    </style:style>
    <style:style style:name="ce16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ee6ef" fo:border="0.74pt solid #000000"/>
    </style:style>
    <style:style style:name="ce5" style:family="table-cell" style:parent-style-name="Default">
      <style:table-cell-properties fo:border="0.74pt solid #000000"/>
    </style:style>
    <style:style style:name="ce1" style:family="table-cell" style:parent-style-name="Default">
      <style:table-cell-properties fo:background-color="#e8a202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ee6ef" fo:border="0.74pt solid #000000"/>
    </style:style>
    <style:style style:name="ce29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d7d7" fo:border="0.74pt solid #000000"/>
    </style:style>
    <style:style style:name="ce7" style:family="table-cell" style:parent-style-name="Default" style:data-style-name="N137">
      <style:table-cell-properties fo:background-color="#dee6ef" fo:border="0.74pt solid #000000"/>
    </style:style>
    <style:style style:name="ce8" style:family="table-cell" style:parent-style-name="Default" style:data-style-name="N137">
      <style:table-cell-properties fo:border="0.74pt solid #000000"/>
    </style:style>
    <style:style style:name="ce6" style:family="table-cell" style:parent-style-name="Default" style:data-style-name="N137">
      <style:table-cell-properties fo:background-color="#ffd7d7" fo:border="0.74pt solid #000000"/>
    </style:style>
    <style:style style:name="ce34" style:family="table-cell" style:parent-style-name="Default" style:data-style-name="N2">
      <style:table-cell-properties fo:background-color="#dee6ef" fo:border="0.74pt solid #000000"/>
    </style:style>
    <style:style style:name="ce35" style:family="table-cell" style:parent-style-name="Default" style:data-style-name="N2">
      <style:table-cell-properties fo:border="0.74pt solid #000000"/>
    </style:style>
    <style:style style:name="ce9" style:family="table-cell" style:parent-style-name="Default" style:data-style-name="N2">
      <style:table-cell-properties fo:background-color="#ffd7d7" fo:border="0.74pt solid #000000"/>
    </style:style>
    <style:style style:name="ce12" style:family="table-cell" style:parent-style-name="Default">
      <style:table-cell-properties fo:background-color="#e8a202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136">
      <style:table-cell-properties fo:background-color="#dee6ef" fo:border="0.74pt solid #000000"/>
    </style:style>
    <style:style style:name="ce39" style:family="table-cell" style:parent-style-name="Default" style:data-style-name="N136">
      <style:table-cell-properties fo:border="0.74pt solid #000000"/>
    </style:style>
    <style:style style:name="ce13" style:family="table-cell" style:parent-style-name="Default" style:data-style-name="N136">
      <style:table-cell-properties fo:background-color="#ffd7d7" fo:border="0.74pt solid #000000"/>
    </style:style>
    <style:style style:name="ce4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ctave_Raw_Output" table:style-name="ta1">
        <office:forms form:automatic-focus="false" form:apply-design-mode="false"/>
        <table:table-column table:style-name="co11" table:default-cell-style-name="ce29"/>
        <table:table-column table:style-name="co12" table:number-columns-repeated="3" table:default-cell-style-name="ce8"/>
        <table:table-column table:style-name="co12" table:number-columns-repeated="4" table:default-cell-style-name="ce29"/>
        <table:table-column table:style-name="co12" table:number-columns-repeated="2" table:default-cell-style-name="ce35"/>
        <table:table-column table:style-name="co13" table:default-cell-style-name="ce29"/>
        <table:table-column table:style-name="co12" table:number-columns-repeated="2" table:default-cell-style-name="ce35"/>
        <table:table-column table:style-name="co12" table:default-cell-style-name="ce39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lo, Tournament</text:p>
          </table:table-cell>
          <table:table-cell table:style-name="ce1" office:value-type="string" calcext:value-type="string">
            <text:p>Elo, Mean Adjusted</text:p>
          </table:table-cell>
          <table:table-cell table:style-name="ce1" office:value-type="string" calcext:value-type="string">
            <text:p>Elo, Mean Opponent</text:p>
          </table:table-cell>
          <table:table-cell table:style-name="ce1" office:value-type="string" calcext:value-type="string">
            <text:p>Wins, Cumulative</text:p>
          </table:table-cell>
          <table:table-cell table:style-name="ce1" office:value-type="string" calcext:value-type="string">
            <text:p>Losses, Cumulative</text:p>
          </table:table-cell>
          <table:table-cell table:style-name="ce1" office:value-type="string" calcext:value-type="string">
            <text:p>Games Credited</text:p>
          </table:table-cell>
          <table:table-cell table:style-name="ce1" office:value-type="string" calcext:value-type="string">
            <text:p>Penalties, Cumulative</text:p>
          </table:table-cell>
          <table:table-cell table:style-name="ce1" office:value-type="string" calcext:value-type="string">
            <text:p>Win Rate, Theoretical</text:p>
          </table:table-cell>
          <table:table-cell table:style-name="ce1" office:value-type="string" calcext:value-type="string">
            <text:p>Win Rate, Actual</text:p>
          </table:table-cell>
          <table:table-cell table:style-name="ce1" office:value-type="string" calcext:value-type="string">
            <text:p>Rate, Participation</text:p>
          </table:table-cell>
          <table:table-cell table:style-name="ce1" office:value-type="string" calcext:value-type="string">
            <text:p>Rate, Challenge</text:p>
          </table:table-cell>
          <table:table-cell table:style-name="ce1" office:value-type="string" calcext:value-type="string">
            <text:p>Grade</text:p>
          </table:table-cell>
          <table:table-cell table:style-name="ce12" office:value-type="string" calcext:value-type="string">
            <text:p>Skill Rate</text:p>
          </table:table-cell>
        </table:table-row>
        <table:table-row table:style-name="ro2">
          <table:table-cell table:style-name="ce28" office:value-type="string" calcext:value-type="string">
            <text:p>KorDimon</text:p>
          </table:table-cell>
          <table:table-cell table:number-columns-repeated="2" table:style-name="ce7" office:value-type="float" office:value="1109.15322913246" calcext:value-type="float">
            <text:p>1109.2</text:p>
          </table:table-cell>
          <table:table-cell table:style-name="ce7" office:value-type="float" office:value="1106.6952599432" calcext:value-type="float">
            <text:p>1106.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float" office:value="0.50353724299606" calcext:value-type="float">
            <text:p>0.50</text:p>
          </table:table-cell>
          <table:table-cell table:style-name="ce34" office:value-type="float" office:value="0.875" calcext:value-type="float">
            <text:p>0.88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4" office:value-type="float" office:value="1.73770661886642" calcext:value-type="float">
            <text:p>1.74</text:p>
          </table:table-cell>
          <table:table-cell table:style-name="ce38" office:value-type="float" office:value="0.4734912372887" calcext:value-type="float">
            <text:p>0.473</text:p>
          </table:table-cell>
        </table:table-row>
        <table:table-row table:style-name="ro2">
          <table:table-cell table:style-name="ce28" office:value-type="string" calcext:value-type="string">
            <text:p>jasouki</text:p>
          </table:table-cell>
          <table:table-cell table:number-columns-repeated="2" table:style-name="ce7" office:value-type="float" office:value="1087.20479143145" calcext:value-type="float">
            <text:p>1087.2</text:p>
          </table:table-cell>
          <table:table-cell table:style-name="ce7" office:value-type="float" office:value="1094.15596016697" calcext:value-type="float">
            <text:p>1094.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float" office:value="0.489997798591226" calcext:value-type="float">
            <text:p>0.49</text:p>
          </table:table-cell>
          <table:table-cell table:style-name="ce34" office:value-type="float" office:value="0.833333333333333" calcext:value-type="float">
            <text:p>0.83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4" office:value-type="float" office:value="1.70068791274005" calcext:value-type="float">
            <text:p>1.70</text:p>
          </table:table-cell>
          <table:table-cell table:style-name="ce38" office:value-type="float" office:value="0.464121573431043" calcext:value-type="float">
            <text:p>0.464</text:p>
          </table:table-cell>
        </table:table-row>
        <table:table-row table:style-name="ro2">
          <table:table-cell table:style-name="ce28" office:value-type="string" calcext:value-type="string">
            <text:p>Hydur</text:p>
          </table:table-cell>
          <table:table-cell table:number-columns-repeated="2" table:style-name="ce7" office:value-type="float" office:value="1779.43031748717" calcext:value-type="float">
            <text:p>1779.4</text:p>
          </table:table-cell>
          <table:table-cell table:style-name="ce7" office:value-type="float" office:value="1840.37834465607" calcext:value-type="float">
            <text:p>1840.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float" office:value="0.41317751439308" calcext:value-type="float">
            <text:p>0.41</text:p>
          </table:table-cell>
          <table:table-cell table:style-name="ce34" office:value-type="float" office:value="0.625" calcext:value-type="float">
            <text:p>0.63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4" office:value-type="float" office:value="1.51266702138442" calcext:value-type="float">
            <text:p>1.51</text:p>
          </table:table-cell>
          <table:table-cell table:style-name="ce38" office:value-type="float" office:value="0.759628733493416" calcext:value-type="float">
            <text:p>0.760</text:p>
          </table:table-cell>
        </table:table-row>
        <table:table-row table:style-name="ro2">
          <table:table-cell table:style-name="ce28" office:value-type="string" calcext:value-type="string">
            <text:p>YoSoyPacho</text:p>
          </table:table-cell>
          <table:table-cell table:number-columns-repeated="2" table:style-name="ce7" office:value-type="float" office:value="1679.21721600603" calcext:value-type="float">
            <text:p>1679.2</text:p>
          </table:table-cell>
          <table:table-cell table:style-name="ce7" office:value-type="float" office:value="1678.79792180924" calcext:value-type="float">
            <text:p>1678.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float" office:value="0.500603412561499" calcext:value-type="float">
            <text:p>0.50</text:p>
          </table:table-cell>
          <table:table-cell table:style-name="ce34" office:value-type="float" office:value="0.75" calcext:value-type="float">
            <text:p>0.75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4" office:value-type="float" office:value="1.49819194432252" calcext:value-type="float">
            <text:p>1.50</text:p>
          </table:table-cell>
          <table:table-cell table:style-name="ce38" office:value-type="float" office:value="0.716848327534578" calcext:value-type="float">
            <text:p>0.717</text:p>
          </table:table-cell>
        </table:table-row>
        <table:table-row table:style-name="ro2">
          <table:table-cell table:style-name="ce28" office:value-type="string" calcext:value-type="string">
            <text:p>.shixo.</text:p>
          </table:table-cell>
          <table:table-cell table:number-columns-repeated="2" table:style-name="ce7" office:value-type="float" office:value="2270.20218909102" calcext:value-type="float">
            <text:p>2270.2</text:p>
          </table:table-cell>
          <table:table-cell table:style-name="ce7" office:value-type="float" office:value="2198.64086340443" calcext:value-type="float">
            <text:p>2198.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float" office:value="0.601552988125483" calcext:value-type="float">
            <text:p>0.60</text:p>
          </table:table-cell>
          <table:table-cell table:style-name="ce34" office:value-type="float" office:value="0.833333333333333" calcext:value-type="float">
            <text:p>0.83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4" office:value-type="float" office:value="1.38530328962393" calcext:value-type="float">
            <text:p>1.39</text:p>
          </table:table-cell>
          <table:table-cell table:style-name="ce38" office:value-type="float" office:value="0.969136468411119" calcext:value-type="float">
            <text:p>0.969</text:p>
          </table:table-cell>
        </table:table-row>
        <table:table-row table:style-name="ro2">
          <table:table-cell table:style-name="ce28" office:value-type="string" calcext:value-type="string">
            <text:p>Neozz</text:p>
          </table:table-cell>
          <table:table-cell table:number-columns-repeated="2" table:style-name="ce7" office:value-type="float" office:value="2342.50001221497" calcext:value-type="float">
            <text:p>2342.5</text:p>
          </table:table-cell>
          <table:table-cell table:style-name="ce7" office:value-type="float" office:value="2231.06439663677" calcext:value-type="float">
            <text:p>2231.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float" office:value="0.655086803023505" calcext:value-type="float">
            <text:p>0.66</text:p>
          </table:table-cell>
          <table:table-cell table:style-name="ce34" office:value-type="float" office:value="0.833333333333333" calcext:value-type="float">
            <text:p>0.83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4" office:value-type="float" office:value="1.27209604816819" calcext:value-type="float">
            <text:p>1.27</text:p>
          </table:table-cell>
          <table:table-cell table:style-name="ce38" office:value-type="float" office:value="1" calcext:value-type="float">
            <text:p>1.000</text:p>
          </table:table-cell>
        </table:table-row>
        <table:table-row table:style-name="ro2">
          <table:table-cell table:style-name="ce28" office:value-type="string" calcext:value-type="string">
            <text:p>LoreDek</text:p>
          </table:table-cell>
          <table:table-cell table:number-columns-repeated="2" table:style-name="ce7" office:value-type="float" office:value="1621.60553789569" calcext:value-type="float">
            <text:p>1621.6</text:p>
          </table:table-cell>
          <table:table-cell table:style-name="ce7" office:value-type="float" office:value="1626.44639754301" calcext:value-type="float">
            <text:p>1626.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float" office:value="0.493033893736524" calcext:value-type="float">
            <text:p>0.49</text:p>
          </table:table-cell>
          <table:table-cell table:style-name="ce34" office:value-type="float" office:value="0.625" calcext:value-type="float">
            <text:p>0.63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4" office:value-type="float" office:value="1.26766132702024" calcext:value-type="float">
            <text:p>1.27</text:p>
          </table:table-cell>
          <table:table-cell table:style-name="ce38" office:value-type="float" office:value="0.692254228149339" calcext:value-type="float">
            <text:p>0.692</text:p>
          </table:table-cell>
        </table:table-row>
        <table:table-row table:style-name="ro2">
          <table:table-cell table:style-name="ce28" office:value-type="string" calcext:value-type="string">
            <text:p>maxpower973</text:p>
          </table:table-cell>
          <table:table-cell table:number-columns-repeated="2" table:style-name="ce7" office:value-type="float" office:value="1672.60807757482" calcext:value-type="float">
            <text:p>1672.6</text:p>
          </table:table-cell>
          <table:table-cell table:style-name="ce7" office:value-type="float" office:value="1646.39285422229" calcext:value-type="float">
            <text:p>1646.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float" office:value="0.537655306098021" calcext:value-type="float">
            <text:p>0.54</text:p>
          </table:table-cell>
          <table:table-cell table:style-name="ce34" office:value-type="float" office:value="0.666666666666667" calcext:value-type="float">
            <text:p>0.67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4" office:value-type="float" office:value="1.23995180388888" calcext:value-type="float">
            <text:p>1.24</text:p>
          </table:table-cell>
          <table:table-cell table:style-name="ce38" office:value-type="float" office:value="0.714026923736607" calcext:value-type="float">
            <text:p>0.714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table:number-columns-repeated="2" office:value-type="float" office:value="1601.81814235504" calcext:value-type="float">
            <text:p>1601.8</text:p>
          </table:table-cell>
          <table:table-cell office:value-type="float" office:value="1591.13428587707" calcext:value-type="float">
            <text:p>1591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15370460949416" calcext:value-type="float">
            <text:p>0.52</text:p>
          </table:table-cell>
          <table:table-cell office:value-type="float" office:value="0.625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1271987309599" calcext:value-type="float">
            <text:p>1.21</text:p>
          </table:table-cell>
          <table:table-cell office:value-type="float" office:value="0.683807100961518" calcext:value-type="float">
            <text:p>0.684</text:p>
          </table:table-cell>
        </table:table-row>
        <table:table-row table:style-name="ro2">
          <table:table-cell office:value-type="string" calcext:value-type="string">
            <text:p>Biscuits</text:p>
          </table:table-cell>
          <table:table-cell table:number-columns-repeated="2" office:value-type="float" office:value="1540.9995588889" calcext:value-type="float">
            <text:p>1541.0</text:p>
          </table:table-cell>
          <table:table-cell office:value-type="float" office:value="1470.2909257557" calcext:value-type="float">
            <text:p>1470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00375901851109" calcext:value-type="float">
            <text:p>0.6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041543241687" calcext:value-type="float">
            <text:p>1.11</text:p>
          </table:table-cell>
          <table:table-cell office:value-type="float" office:value="0.657843991826406" calcext:value-type="float">
            <text:p>0.658</text:p>
          </table:table-cell>
        </table:table-row>
        <table:table-row table:style-name="ro2">
          <table:table-cell office:value-type="string" calcext:value-type="string">
            <text:p>Jasuni </text:p>
          </table:table-cell>
          <table:table-cell table:number-columns-repeated="2" office:value-type="float" office:value="1031.60113577485" calcext:value-type="float">
            <text:p>1031.6</text:p>
          </table:table-cell>
          <table:table-cell office:value-type="float" office:value="1141.19233557418" calcext:value-type="float">
            <text:p>1141.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47316092025924" calcext:value-type="float">
            <text:p>0.35</text:p>
          </table:table-cell>
          <table:table-cell office:value-type="float" office:value="0.375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970810627458" calcext:value-type="float">
            <text:p>1.08</text:p>
          </table:table-cell>
          <table:table-cell office:value-type="float" office:value="0.440384687468757" calcext:value-type="float">
            <text:p>0.440</text:p>
          </table:table-cell>
        </table:table-row>
        <table:table-row table:style-name="ro2">
          <table:table-cell office:value-type="string" calcext:value-type="string">
            <text:p>Metalmania</text:p>
          </table:table-cell>
          <table:table-cell table:number-columns-repeated="2" office:value-type="float" office:value="1566.60702750517" calcext:value-type="float">
            <text:p>1566.6</text:p>
          </table:table-cell>
          <table:table-cell office:value-type="float" office:value="1592.2394840724" calcext:value-type="float">
            <text:p>1592.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63178710626098" calcext:value-type="float">
            <text:p>0.46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949693828572" calcext:value-type="float">
            <text:p>1.08</text:p>
          </table:table-cell>
          <table:table-cell office:value-type="float" office:value="0.668775675276882" calcext:value-type="float">
            <text:p>0.669</text:p>
          </table:table-cell>
        </table:table-row>
        <table:table-row table:style-name="ro2">
          <table:table-cell office:value-type="string" calcext:value-type="string">
            <text:p>Pl0tterGhost</text:p>
          </table:table-cell>
          <table:table-cell table:number-columns-repeated="2" office:value-type="float" office:value="1551.97828047951" calcext:value-type="float">
            <text:p>1552.0</text:p>
          </table:table-cell>
          <table:table-cell office:value-type="float" office:value="1496.525012895" calcext:value-type="float">
            <text:p>1496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79132848868189" calcext:value-type="float">
            <text:p>0.58</text:p>
          </table:table-cell>
          <table:table-cell office:value-type="float" office:value="0.625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919970559682" calcext:value-type="float">
            <text:p>1.08</text:p>
          </table:table-cell>
          <table:table-cell office:value-type="float" office:value="0.662530745949506" calcext:value-type="float">
            <text:p>0.663</text:p>
          </table:table-cell>
        </table:table-row>
        <table:table-row table:style-name="ro2">
          <table:table-cell office:value-type="string" calcext:value-type="string">
            <text:p>Superhero55</text:p>
          </table:table-cell>
          <table:table-cell table:number-columns-repeated="2" office:value-type="float" office:value="1483.09786532949" calcext:value-type="float">
            <text:p>1483.1</text:p>
          </table:table-cell>
          <table:table-cell office:value-type="float" office:value="1427.64418034115" calcext:value-type="float">
            <text:p>1427.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79133434514314" calcext:value-type="float">
            <text:p>0.58</text:p>
          </table:table-cell>
          <table:table-cell office:value-type="float" office:value="0.625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919861426089" calcext:value-type="float">
            <text:p>1.08</text:p>
          </table:table-cell>
          <table:table-cell office:value-type="float" office:value="0.633126086487033" calcext:value-type="float">
            <text:p>0.633</text:p>
          </table:table-cell>
        </table:table-row>
        <table:table-row table:style-name="ro2">
          <table:table-cell office:value-type="string" calcext:value-type="string">
            <text:p>Wean Dinchester</text:p>
          </table:table-cell>
          <table:table-cell table:number-columns-repeated="2" office:value-type="float" office:value="2235.45848505649" calcext:value-type="float">
            <text:p>2235.5</text:p>
          </table:table-cell>
          <table:table-cell office:value-type="float" office:value="2150.21176281423" calcext:value-type="float">
            <text:p>2150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20275932264135" calcext:value-type="float">
            <text:p>0.62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479047950998" calcext:value-type="float">
            <text:p>1.07</text:p>
          </table:table-cell>
          <table:table-cell office:value-type="float" office:value="0.954304577758672" calcext:value-type="float">
            <text:p>0.954</text:p>
          </table:table-cell>
        </table:table-row>
        <table:table-row table:style-name="ro2">
          <table:table-cell office:value-type="string" calcext:value-type="string">
            <text:p>__oladushek</text:p>
          </table:table-cell>
          <table:table-cell table:number-columns-repeated="2" office:value-type="float" office:value="1966.8272067621" calcext:value-type="float">
            <text:p>1966.8</text:p>
          </table:table-cell>
          <table:table-cell office:value-type="float" office:value="1810.32091804851" calcext:value-type="float">
            <text:p>1810.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111390640785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464604306592" calcext:value-type="float">
            <text:p>1.05</text:p>
          </table:table-cell>
          <table:table-cell office:value-type="float" office:value="0.839627405125326" calcext:value-type="float">
            <text:p>0.840</text:p>
          </table:table-cell>
        </table:table-row>
        <table:table-row table:style-name="ro2">
          <table:table-cell office:value-type="string" calcext:value-type="string">
            <text:p>chanchilaru</text:p>
          </table:table-cell>
          <table:table-cell table:number-columns-repeated="2" office:value-type="float" office:value="2005.07809955229" calcext:value-type="float">
            <text:p>2005.1</text:p>
          </table:table-cell>
          <table:table-cell office:value-type="float" office:value="2008.53168064712" calcext:value-type="float">
            <text:p>2008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95030060971813" calcext:value-type="float">
            <text:p>0.50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003967116346" calcext:value-type="float">
            <text:p>1.01</text:p>
          </table:table-cell>
          <table:table-cell office:value-type="float" office:value="0.855956494811871" calcext:value-type="float">
            <text:p>0.856</text:p>
          </table:table-cell>
        </table:table-row>
        <table:table-row table:style-name="ro2">
          <table:table-cell office:value-type="string" calcext:value-type="string">
            <text:p>NOPE1585</text:p>
          </table:table-cell>
          <table:table-cell table:number-columns-repeated="2" office:value-type="float" office:value="1203.75080595183" calcext:value-type="float">
            <text:p>1203.8</text:p>
          </table:table-cell>
          <table:table-cell office:value-type="float" office:value="1205.00643169307" calcext:value-type="float">
            <text:p>1205.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98193017170558" calcext:value-type="float">
            <text:p>0.50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0362707377896" calcext:value-type="float">
            <text:p>1.00</text:p>
          </table:table-cell>
          <table:table-cell office:value-type="float" office:value="0.513874407545302" calcext:value-type="float">
            <text:p>0.514</text:p>
          </table:table-cell>
        </table:table-row>
        <table:table-row table:style-name="ro2">
          <table:table-cell office:value-type="string" calcext:value-type="string">
            <text:p>OS+ | VoNDutcH</text:p>
          </table:table-cell>
          <table:table-cell table:number-columns-repeated="2" office:value-type="float" office:value="1980.66606916891" calcext:value-type="float">
            <text:p>1980.7</text:p>
          </table:table-cell>
          <table:table-cell office:value-type="float" office:value="1872.49928611782" calcext:value-type="float">
            <text:p>1872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50822840161932" calcext:value-type="float">
            <text:p>0.65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75" calcext:value-type="float">
            <text:p>0.75</text:p>
          </table:table-cell>
          <table:table-cell office:value-type="float" office:value="1.31701410007306" calcext:value-type="float">
            <text:p>1.32</text:p>
          </table:table-cell>
          <table:table-cell office:value-type="float" office:value="0.987760575054792" calcext:value-type="float">
            <text:p>0.99</text:p>
          </table:table-cell>
          <table:table-cell office:value-type="float" office:value="0.845535137178537" calcext:value-type="float">
            <text:p>0.846</text:p>
          </table:table-cell>
        </table:table-row>
        <table:table-row table:style-name="ro2">
          <table:table-cell office:value-type="string" calcext:value-type="string">
            <text:p>Chipmunk</text:p>
          </table:table-cell>
          <table:table-cell table:number-columns-repeated="2" office:value-type="float" office:value="1338.21563544717" calcext:value-type="float">
            <text:p>1338.2</text:p>
          </table:table-cell>
          <table:table-cell office:value-type="float" office:value="1325.82502110515" calcext:value-type="float">
            <text:p>1325.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17823971570319" calcext:value-type="float">
            <text:p>0.52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65579091450195" calcext:value-type="float">
            <text:p>0.97</text:p>
          </table:table-cell>
          <table:table-cell office:value-type="float" office:value="0.571276682377393" calcext:value-type="float">
            <text:p>0.571</text:p>
          </table:table-cell>
        </table:table-row>
        <table:table-row table:style-name="ro2">
          <table:table-cell office:value-type="string" calcext:value-type="string">
            <text:p>e1sTea</text:p>
          </table:table-cell>
          <table:table-cell table:number-columns-repeated="2" office:value-type="float" office:value="2023.78604668432" calcext:value-type="float">
            <text:p>2023.8</text:p>
          </table:table-cell>
          <table:table-cell office:value-type="float" office:value="2059.5161017516" calcext:value-type="float">
            <text:p>2059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48760824228526" calcext:value-type="float">
            <text:p>0.45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55010788448824" calcext:value-type="float">
            <text:p>0.96</text:p>
          </table:table-cell>
          <table:table-cell office:value-type="float" office:value="0.863942811582192" calcext:value-type="float">
            <text:p>0.864</text:p>
          </table:table-cell>
        </table:table-row>
        <table:table-row table:style-name="ro2">
          <table:table-cell office:value-type="string" calcext:value-type="string">
            <text:p>Flying Mouse</text:p>
          </table:table-cell>
          <table:table-cell table:number-columns-repeated="2" office:value-type="float" office:value="1507.29818400682" calcext:value-type="float">
            <text:p>1507.3</text:p>
          </table:table-cell>
          <table:table-cell office:value-type="float" office:value="1483.25791848143" calcext:value-type="float">
            <text:p>1483.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34541615386934" calcext:value-type="float">
            <text:p>0.53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5380867658114" calcext:value-type="float">
            <text:p>0.94</text:p>
          </table:table-cell>
          <table:table-cell office:value-type="float" office:value="0.64345706559104" calcext:value-type="float">
            <text:p>0.643</text:p>
          </table:table-cell>
        </table:table-row>
        <table:table-row table:style-name="ro2">
          <table:table-cell office:value-type="string" calcext:value-type="string">
            <text:p>Mortis</text:p>
          </table:table-cell>
          <table:table-cell office:value-type="float" office:value="1686.65877777775" calcext:value-type="float">
            <text:p>1686.7</text:p>
          </table:table-cell>
          <table:table-cell office:value-type="float" office:value="1692.15877777775" calcext:value-type="float">
            <text:p>1692.2</text:p>
          </table:table-cell>
          <table:table-cell office:value-type="float" office:value="1760.11778492995" calcext:value-type="float">
            <text:p>1760.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03427618105194" calcext:value-type="float">
            <text:p>0.40</text:p>
          </table:table-cell>
          <table:table-cell office:value-type="float" office:value="0.375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29534774444269" calcext:value-type="float">
            <text:p>0.93</text:p>
          </table:table-cell>
          <table:table-cell office:value-type="float" office:value="0.722373007024113" calcext:value-type="float">
            <text:p>0.722</text:p>
          </table:table-cell>
        </table:table-row>
        <table:table-row table:style-name="ro2">
          <table:table-cell office:value-type="string" calcext:value-type="string">
            <text:p>Johnny Walrus</text:p>
          </table:table-cell>
          <table:table-cell table:number-columns-repeated="2" office:value-type="float" office:value="1559.57983951762" calcext:value-type="float">
            <text:p>1559.6</text:p>
          </table:table-cell>
          <table:table-cell office:value-type="float" office:value="1571.21700783728" calcext:value-type="float">
            <text:p>1571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83259028544225" calcext:value-type="float">
            <text:p>0.48</text:p>
          </table:table-cell>
          <table:table-cell office:value-type="float" office:value="0.5" calcext:value-type="float">
            <text:p>0.50</text:p>
          </table:table-cell>
          <table:table-cell office:value-type="float" office:value="0.875" calcext:value-type="float">
            <text:p>0.875</text:p>
          </table:table-cell>
          <table:table-cell office:value-type="float" office:value="1.03464181829402" calcext:value-type="float">
            <text:p>1.03</text:p>
          </table:table-cell>
          <table:table-cell office:value-type="float" office:value="0.90531159100727" calcext:value-type="float">
            <text:p>0.91</text:p>
          </table:table-cell>
          <table:table-cell office:value-type="float" office:value="0.665775808488875" calcext:value-type="float">
            <text:p>0.666</text:p>
          </table:table-cell>
        </table:table-row>
        <table:table-row table:style-name="ro2">
          <table:table-cell office:value-type="string" calcext:value-type="string">
            <text:p>maxymczech</text:p>
          </table:table-cell>
          <table:table-cell table:number-columns-repeated="2" office:value-type="float" office:value="1571.04463474355" calcext:value-type="float">
            <text:p>1571.0</text:p>
          </table:table-cell>
          <table:table-cell office:value-type="float" office:value="1601.33123910737" calcext:value-type="float">
            <text:p>1601.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56524140294597" calcext:value-type="float">
            <text:p>0.46</text:p>
          </table:table-cell>
          <table:table-cell office:value-type="float" office:value="0.375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21424250989249" calcext:value-type="float">
            <text:p>0.82</text:p>
          </table:table-cell>
          <table:table-cell office:value-type="float" office:value="0.670670064696408" calcext:value-type="float">
            <text:p>0.671</text:p>
          </table:table-cell>
        </table:table-row>
        <table:table-row table:style-name="ro2">
          <table:table-cell office:value-type="string" calcext:value-type="string">
            <text:p>Lion</text:p>
          </table:table-cell>
          <table:table-cell table:number-columns-repeated="2" office:value-type="float" office:value="1419.6063822618" calcext:value-type="float">
            <text:p>1419.6</text:p>
          </table:table-cell>
          <table:table-cell office:value-type="float" office:value="1323.41799226362" calcext:value-type="float">
            <text:p>1323.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34994724092259" calcext:value-type="float">
            <text:p>0.63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87408116996189" calcext:value-type="float">
            <text:p>0.79</text:p>
          </table:table-cell>
          <table:table-cell office:value-type="float" office:value="0.606021931636824" calcext:value-type="float">
            <text:p>0.606</text:p>
          </table:table-cell>
        </table:table-row>
        <table:table-row table:style-name="ro2">
          <table:table-cell office:value-type="string" calcext:value-type="string">
            <text:p>PlushWerewolf</text:p>
          </table:table-cell>
          <table:table-cell table:number-columns-repeated="2" office:value-type="float" office:value="1225.50361195013" calcext:value-type="float">
            <text:p>1225.5</text:p>
          </table:table-cell>
          <table:table-cell office:value-type="float" office:value="1240.76791924206" calcext:value-type="float">
            <text:p>1240.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78047018822148" calcext:value-type="float">
            <text:p>0.48</text:p>
          </table:table-cell>
          <table:table-cell office:value-type="float" office:value="0.375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84441666269474" calcext:value-type="float">
            <text:p>0.78</text:p>
          </table:table-cell>
          <table:table-cell office:value-type="float" office:value="0.523160557336068" calcext:value-type="float">
            <text:p>0.523</text:p>
          </table:table-cell>
        </table:table-row>
        <table:table-row table:style-name="ro2">
          <table:table-cell office:value-type="string" calcext:value-type="string">
            <text:p>Kingofn00b5</text:p>
          </table:table-cell>
          <table:table-cell table:number-columns-repeated="2" office:value-type="float" office:value="1681.47515014558" calcext:value-type="float">
            <text:p>1681.5</text:p>
          </table:table-cell>
          <table:table-cell office:value-type="float" office:value="1669.54465752691" calcext:value-type="float">
            <text:p>1669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17162613813717" calcext:value-type="float">
            <text:p>0.52</text:p>
          </table:table-cell>
          <table:table-cell office:value-type="float" office:value="0.375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25110419785827" calcext:value-type="float">
            <text:p>0.73</text:p>
          </table:table-cell>
          <table:table-cell office:value-type="float" office:value="0.71781222684206" calcext:value-type="float">
            <text:p>0.718</text:p>
          </table:table-cell>
        </table:table-row>
        <table:table-row table:style-name="ro2">
          <table:table-cell office:value-type="string" calcext:value-type="string">
            <text:p>HeisenN</text:p>
          </table:table-cell>
          <table:table-cell table:number-columns-repeated="2" office:value-type="float" office:value="1988.30135114867" calcext:value-type="float">
            <text:p>1988.3</text:p>
          </table:table-cell>
          <table:table-cell office:value-type="float" office:value="1910.83776573969" calcext:value-type="float">
            <text:p>1910.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09667846474996" calcext:value-type="float">
            <text:p>0.61</text:p>
          </table:table-cell>
          <table:table-cell office:value-type="float" office:value="0.5" calcext:value-type="float">
            <text:p>0.50</text:p>
          </table:table-cell>
          <table:table-cell office:value-type="float" office:value="0.875" calcext:value-type="float">
            <text:p>0.875</text:p>
          </table:table-cell>
          <table:table-cell office:value-type="float" office:value="0.820118697239689" calcext:value-type="float">
            <text:p>0.82</text:p>
          </table:table-cell>
          <table:table-cell office:value-type="float" office:value="0.717603860084728" calcext:value-type="float">
            <text:p>0.72</text:p>
          </table:table-cell>
          <table:table-cell office:value-type="float" office:value="0.848794595850873" calcext:value-type="float">
            <text:p>0.849</text:p>
          </table:table-cell>
        </table:table-row>
        <table:table-row table:style-name="ro2">
          <table:table-cell office:value-type="string" calcext:value-type="string">
            <text:p>wisenatic</text:p>
          </table:table-cell>
          <table:table-cell table:number-columns-repeated="2" office:value-type="float" office:value="2187.53251576281" calcext:value-type="float">
            <text:p>2187.5</text:p>
          </table:table-cell>
          <table:table-cell office:value-type="float" office:value="2212.1627493301" calcext:value-type="float">
            <text:p>2212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6461350427484" calcext:value-type="float">
            <text:p>0.46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17442197151789" calcext:value-type="float">
            <text:p>0.72</text:p>
          </table:table-cell>
          <table:table-cell office:value-type="float" office:value="0.933845252659944" calcext:value-type="float">
            <text:p>0.934</text:p>
          </table:table-cell>
        </table:table-row>
        <table:table-row table:style-name="ro2">
          <table:table-cell office:value-type="string" calcext:value-type="string">
            <text:p>ALIKOG </text:p>
          </table:table-cell>
          <table:table-cell table:number-columns-repeated="2" office:value-type="float" office:value="1424.65936750014" calcext:value-type="float">
            <text:p>1424.7</text:p>
          </table:table-cell>
          <table:table-cell office:value-type="float" office:value="1394.93279906925" calcext:value-type="float">
            <text:p>1394.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42675885296648" calcext:value-type="float">
            <text:p>0.54</text:p>
          </table:table-cell>
          <table:table-cell office:value-type="float" office:value="0.375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91020202224409" calcext:value-type="float">
            <text:p>0.69</text:p>
          </table:table-cell>
          <table:table-cell office:value-type="float" office:value="0.60817902244237" calcext:value-type="float">
            <text:p>0.608</text:p>
          </table:table-cell>
        </table:table-row>
        <table:table-row table:style-name="ro2">
          <table:table-cell office:value-type="string" calcext:value-type="string">
            <text:p>Alexander</text:p>
          </table:table-cell>
          <table:table-cell table:number-columns-repeated="2" office:value-type="float" office:value="1604.53469714997" calcext:value-type="float">
            <text:p>1604.5</text:p>
          </table:table-cell>
          <table:table-cell office:value-type="float" office:value="1621.7198082936" calcext:value-type="float">
            <text:p>1621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475288786250214" calcext:value-type="float">
            <text:p>0.48</text:p>
          </table:table-cell>
          <table:table-cell office:value-type="float" office:value="0.375" calcext:value-type="float">
            <text:p>0.38</text:p>
          </table:table-cell>
          <table:table-cell office:value-type="float" office:value="0.875" calcext:value-type="float">
            <text:p>0.875</text:p>
          </table:table-cell>
          <table:table-cell office:value-type="float" office:value="0.788993998698263" calcext:value-type="float">
            <text:p>0.79</text:p>
          </table:table-cell>
          <table:table-cell office:value-type="float" office:value="0.69036974886098" calcext:value-type="float">
            <text:p>0.69</text:p>
          </table:table-cell>
          <table:table-cell office:value-type="float" office:value="0.684966782831642" calcext:value-type="float">
            <text:p>0.685</text:p>
          </table:table-cell>
        </table:table-row>
        <table:table-row table:style-name="ro2">
          <table:table-cell office:value-type="string" calcext:value-type="string">
            <text:p>angelr</text:p>
          </table:table-cell>
          <table:table-cell table:number-columns-repeated="2" office:value-type="float" office:value="2146.56112887359" calcext:value-type="float">
            <text:p>2146.6</text:p>
          </table:table-cell>
          <table:table-cell office:value-type="float" office:value="2011.31408192963" calcext:value-type="float">
            <text:p>2011.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85366354036731" calcext:value-type="float">
            <text:p>0.69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72715778561458" calcext:value-type="float">
            <text:p>0.97</text:p>
          </table:table-cell>
          <table:table-cell office:value-type="float" office:value="0.607947361600911" calcext:value-type="float">
            <text:p>0.61</text:p>
          </table:table-cell>
          <table:table-cell office:value-type="float" office:value="0.916354799436646" calcext:value-type="float">
            <text:p>0.916</text:p>
          </table:table-cell>
        </table:table-row>
        <table:table-row table:style-name="ro2">
          <table:table-cell office:value-type="string" calcext:value-type="string">
            <text:p>Snapy</text:p>
          </table:table-cell>
          <table:table-cell table:number-columns-repeated="2" office:value-type="float" office:value="2042.2452139922" calcext:value-type="float">
            <text:p>2042.2</text:p>
          </table:table-cell>
          <table:table-cell office:value-type="float" office:value="2062.62027724054" calcext:value-type="float">
            <text:p>2062.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70711494955288" calcext:value-type="float">
            <text:p>0.4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06983871811809" calcext:value-type="float">
            <text:p>0.61</text:p>
          </table:table-cell>
          <table:table-cell office:value-type="float" office:value="0.871822925653323" calcext:value-type="float">
            <text:p>0.872</text:p>
          </table:table-cell>
        </table:table-row>
        <table:table-row table:style-name="ro2">
          <table:table-cell office:value-type="string" calcext:value-type="string">
            <text:p>qeetsa</text:p>
          </table:table-cell>
          <table:table-cell table:number-columns-repeated="2" office:value-type="float" office:value="1769.71680348237" calcext:value-type="float">
            <text:p>1769.7</text:p>
          </table:table-cell>
          <table:table-cell office:value-type="float" office:value="1875.57016397901" calcext:value-type="float">
            <text:p>1875.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52209556536049" calcext:value-type="float">
            <text:p>0.35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73203135956386" calcext:value-type="float">
            <text:p>0.47</text:p>
          </table:table-cell>
          <table:table-cell office:value-type="float" office:value="0.755482089329425" calcext:value-type="float">
            <text:p>0.755</text:p>
          </table:table-cell>
        </table:table-row>
        <table:table-row table:style-name="ro2">
          <table:table-cell office:value-type="string" calcext:value-type="string">
            <text:p>Toady</text:p>
          </table:table-cell>
          <table:table-cell table:number-columns-repeated="2" office:value-type="float" office:value="2065.89006223551" calcext:value-type="float">
            <text:p>2065.9</text:p>
          </table:table-cell>
          <table:table-cell office:value-type="float" office:value="2170.24625789993" calcext:value-type="float">
            <text:p>2170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54178402839251" calcext:value-type="float">
            <text:p>0.35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875" calcext:value-type="float">
            <text:p>0.875</text:p>
          </table:table-cell>
          <table:table-cell office:value-type="float" office:value="0.470572641726861" calcext:value-type="float">
            <text:p>0.47</text:p>
          </table:table-cell>
          <table:table-cell office:value-type="float" office:value="0.411751061511003" calcext:value-type="float">
            <text:p>0.41</text:p>
          </table:table-cell>
          <table:table-cell office:value-type="float" office:value="0.881916777572219" calcext:value-type="float">
            <text:p>0.882</text:p>
          </table:table-cell>
        </table:table-row>
        <table:table-row table:style-name="ro2">
          <table:table-cell office:value-type="string" calcext:value-type="string">
            <text:p>Nutty</text:p>
          </table:table-cell>
          <table:table-cell table:number-columns-repeated="2" office:value-type="float" office:value="1030.60257328847" calcext:value-type="float">
            <text:p>1030.6</text:p>
          </table:table-cell>
          <table:table-cell office:value-type="float" office:value="1106.61763044451" calcext:value-type="float">
            <text:p>1106.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92318271729386" calcext:value-type="float">
            <text:p>0.39</text:p>
          </table:table-cell>
          <table:table-cell office:value-type="float" office:value="0.125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18618858736772" calcext:value-type="float">
            <text:p>0.32</text:p>
          </table:table-cell>
          <table:table-cell office:value-type="float" office:value="0.439958406793764" calcext:value-type="float">
            <text:p>0.440</text:p>
          </table:table-cell>
        </table:table-row>
        <table:table-row table:style-name="ro2">
          <table:table-cell office:value-type="string" calcext:value-type="string">
            <text:p>Ragnar</text:p>
          </table:table-cell>
          <table:table-cell table:number-columns-repeated="2" office:value-type="float" office:value="1559.13306047947" calcext:value-type="float">
            <text:p>1559.1</text:p>
          </table:table-cell>
          <table:table-cell office:value-type="float" office:value="1551.98688080936" calcext:value-type="float">
            <text:p>1552.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10282729217093" calcext:value-type="float">
            <text:p>0.51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875" calcext:value-type="float">
            <text:p>0.875</text:p>
          </table:table-cell>
          <table:table-cell office:value-type="float" office:value="0.326616319000992" calcext:value-type="float">
            <text:p>0.33</text:p>
          </table:table-cell>
          <table:table-cell office:value-type="float" office:value="0.285789279125868" calcext:value-type="float">
            <text:p>0.29</text:p>
          </table:table-cell>
          <table:table-cell office:value-type="float" office:value="0.665585081045621" calcext:value-type="float">
            <text:p>0.666</text:p>
          </table:table-cell>
        </table:table-row>
        <table:table-row table:style-name="ro2">
          <table:table-cell office:value-type="string" calcext:value-type="string">
            <text:p>leonromaaoe</text:p>
          </table:table-cell>
          <table:table-cell table:number-columns-repeated="2" office:value-type="float" office:value="1026.36169526231" calcext:value-type="float">
            <text:p>1026.4</text:p>
          </table:table-cell>
          <table:table-cell office:value-type="float" office:value="1064.64043240681" calcext:value-type="float">
            <text:p>1064.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45134286236725" calcext:value-type="float">
            <text:p>0.45</text:p>
          </table:table-cell>
          <table:table-cell office:value-type="float" office:value="0.125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80814136014507" calcext:value-type="float">
            <text:p>0.28</text:p>
          </table:table-cell>
          <table:table-cell office:value-type="float" office:value="0.438147999961727" calcext:value-type="float">
            <text:p>0.438</text:p>
          </table:table-cell>
        </table:table-row>
        <table:table-row table:style-name="ro2">
          <table:table-cell office:value-type="string" calcext:value-type="string">
            <text:p>RAY</text:p>
          </table:table-cell>
          <table:table-cell table:number-columns-repeated="2" office:value-type="float" office:value="1739.12204424958" calcext:value-type="float">
            <text:p>1739.1</text:p>
          </table:table-cell>
          <table:table-cell office:value-type="float" office:value="1875.57016397901" calcext:value-type="float">
            <text:p>1875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13144644928738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742421359735721" calcext:value-type="float">
            <text:p>0.742</text:p>
          </table:table-cell>
        </table:table-row>
        <table:table-row table:style-name="ro2">
          <table:table-cell table:style-name="ce3" office:value-type="string" calcext:value-type="string">
            <text:p>Smokey</text:p>
          </table:table-cell>
          <table:table-cell table:style-name="ce6" office:value-type="float" office:value="2325.29372460527" calcext:value-type="float">
            <text:p>2325.3</text:p>
          </table:table-cell>
          <table:table-cell table:style-name="ce6" office:value-type="float" office:value="2342.50001221497" calcext:value-type="float">
            <text:p>2342.5</text:p>
          </table:table-cell>
          <table:table-cell table:style-name="ce6" office:value-type="float" office:value="2231.06439663677" calcext:value-type="float">
            <text:p>2231.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float" office:value="0.655086803023505" calcext:value-type="float">
            <text:p>0.66</text:p>
          </table:table-cell>
          <table:table-cell table:style-name="ce9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9" office:value-type="float" office:value="1.27209604816819" calcext:value-type="float">
            <text:p>1.27</text:p>
          </table:table-cell>
          <table:table-cell table:style-name="ce13" office:value-type="float" office:value="0.992654733182507" calcext:value-type="float">
            <text:p>0.993</text:p>
          </table:table-cell>
        </table:table-row>
        <table:table-row table:style-name="ro2">
          <table:table-cell table:style-name="ce3" office:value-type="string" calcext:value-type="string">
            <text:p>Mike'dugai</text:p>
          </table:table-cell>
          <table:table-cell table:number-columns-repeated="2" table:style-name="ce6" office:value-type="float" office:value="1261.24974495845" calcext:value-type="float">
            <text:p>1261.2</text:p>
          </table:table-cell>
          <table:table-cell table:style-name="ce6" office:value-type="float" office:value="1453.87861641482" calcext:value-type="float">
            <text:p>1453.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.248083309314608" calcext:value-type="float">
            <text:p>0.25</text:p>
          </table:table-cell>
          <table:table-cell table:style-name="ce9" office:value-type="float" office:value="0.75" calcext:value-type="float">
            <text:p>0.75</text:p>
          </table:table-cell>
          <table:table-cell table:style-name="ce3" office:value-type="float" office:value="0.875" calcext:value-type="float">
            <text:p>0.875</text:p>
          </table:table-cell>
          <table:table-cell table:style-name="ce9" office:value-type="float" office:value="3.02317798836231" calcext:value-type="float">
            <text:p>3.02</text:p>
          </table:table-cell>
          <table:table-cell table:style-name="ce9" office:value-type="float" office:value="2.64528073981702" calcext:value-type="float">
            <text:p>2.65</text:p>
          </table:table-cell>
          <table:table-cell table:style-name="ce13" office:value-type="float" office:value="0.538420379245106" calcext:value-type="float">
            <text:p>0.538</text:p>
          </table:table-cell>
        </table:table-row>
      </table:table>
      <table:table table:name="Payout_Calculation" table:style-name="ta1">
        <table:table-column table:style-name="co4" table:default-cell-style-name="ce28"/>
        <table:table-column table:style-name="co5" table:default-cell-style-name="ce35"/>
        <table:table-column table:style-name="co6" table:default-cell-style-name="ce39"/>
        <table:table-column table:style-name="co7" table:default-cell-style-name="ce35"/>
        <table:table-column table:style-name="co8" table:default-cell-style-name="ce39"/>
        <table:table-column table:style-name="co9" table:default-cell-style-name="ce39"/>
        <table:table-column table:style-name="co10" table:default-cell-style-name="ce35"/>
        <table:table-row table:style-name="ro1"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Skill Rate</text:p>
          </table:table-cell>
          <table:table-cell table:style-name="ce41" office:value-type="string" calcext:value-type="string">
            <text:p>Skill Bias</text:p>
          </table:table-cell>
          <table:table-cell table:style-name="ce41" office:value-type="string" calcext:value-type="string">
            <text:p>Personal Contribution</text:p>
          </table:table-cell>
          <table:table-cell table:style-name="ce41" office:value-type="string" calcext:value-type="string">
            <text:p>Payout Fraction</text:p>
          </table:table-cell>
          <table:table-cell table:style-name="ce43" office:value-type="string" calcext:value-type="string">
            <text:p>Total Payout [$USD]</text:p>
          </table:table-cell>
        </table:table-row>
        <table:table-row table:style-name="ro2">
          <table:table-cell table:style-name="ce29" office:value-type="string" calcext:value-type="string">
            <text:p>KorDimon</text:p>
          </table:table-cell>
          <table:table-cell office:value-type="float" office:value="1.73770661886642" calcext:value-type="float">
            <text:p>1.74</text:p>
          </table:table-cell>
          <table:table-cell office:value-type="float" office:value="0.4734912372887" calcext:value-type="float">
            <text:p>0.473</text:p>
          </table:table-cell>
          <table:table-cell office:value-type="float" office:value="1.25" calcext:value-type="float">
            <text:p>1.25</text:p>
          </table:table-cell>
          <table:table-cell table:formula="of:=[.B2]*[.C2]^[.D2]" office:value-type="float" office:value="0.682521580763421" calcext:value-type="float">
            <text:p>0.683</text:p>
          </table:table-cell>
          <table:table-cell table:formula="of:=[.E2]/SUM([.$E$2:.$E$9])" office:value-type="float" office:value="0.0896468208302685" calcext:value-type="float">
            <text:p>0.090</text:p>
          </table:table-cell>
          <table:table-cell table:formula="of:=[.F2]*[.$B$11]" office:value-type="float" office:value="7.17174566642148" calcext:value-type="float">
            <text:p>7.17</text:p>
          </table:table-cell>
        </table:table-row>
        <table:table-row table:style-name="ro2">
          <table:table-cell office:value-type="string" calcext:value-type="string">
            <text:p>jasouki</text:p>
          </table:table-cell>
          <table:table-cell table:style-name="ce34" office:value-type="float" office:value="1.70068791274005" calcext:value-type="float">
            <text:p>1.70</text:p>
          </table:table-cell>
          <table:table-cell table:style-name="ce38" office:value-type="float" office:value="0.464121573431043" calcext:value-type="float">
            <text:p>0.464</text:p>
          </table:table-cell>
          <table:table-cell table:style-name="ce34" office:value-type="float" office:value="1.25" calcext:value-type="float">
            <text:p>1.25</text:p>
          </table:table-cell>
          <table:table-cell table:style-name="ce38" table:formula="of:=[.B3]*[.C3]^[.D3]" office:value-type="float" office:value="0.651499849809172" calcext:value-type="float">
            <text:p>0.651</text:p>
          </table:table-cell>
          <table:table-cell table:style-name="ce38" table:formula="of:=[.E3]/SUM([.$E$2:.$E$9])" office:value-type="float" office:value="0.0855722250444623" calcext:value-type="float">
            <text:p>0.086</text:p>
          </table:table-cell>
          <table:table-cell table:style-name="ce34" table:formula="of:=[.F3]*[.$B$11]" office:value-type="float" office:value="6.84577800355699" calcext:value-type="float">
            <text:p>6.85</text:p>
          </table:table-cell>
        </table:table-row>
        <table:table-row table:style-name="ro2">
          <table:table-cell table:style-name="ce29" office:value-type="string" calcext:value-type="string">
            <text:p>Hydur</text:p>
          </table:table-cell>
          <table:table-cell office:value-type="float" office:value="1.51266702138442" calcext:value-type="float">
            <text:p>1.51</text:p>
          </table:table-cell>
          <table:table-cell office:value-type="float" office:value="0.759628733493416" calcext:value-type="float">
            <text:p>0.760</text:p>
          </table:table-cell>
          <table:table-cell office:value-type="float" office:value="1.25" calcext:value-type="float">
            <text:p>1.25</text:p>
          </table:table-cell>
          <table:table-cell table:formula="of:=[.B4]*[.C4]^[.D4]" office:value-type="float" office:value="1.07274146659789" calcext:value-type="float">
            <text:p>1.073</text:p>
          </table:table-cell>
          <table:table-cell table:formula="of:=[.E4]/SUM([.$E$2:.$E$9])" office:value-type="float" office:value="0.140900837077904" calcext:value-type="float">
            <text:p>0.141</text:p>
          </table:table-cell>
          <table:table-cell table:formula="of:=[.F4]*[.$B$11]" office:value-type="float" office:value="11.2720669662323" calcext:value-type="float">
            <text:p>11.27</text:p>
          </table:table-cell>
        </table:table-row>
        <table:table-row table:style-name="ro2">
          <table:table-cell office:value-type="string" calcext:value-type="string">
            <text:p>YoSoyPacho</text:p>
          </table:table-cell>
          <table:table-cell table:style-name="ce34" office:value-type="float" office:value="1.49819194432252" calcext:value-type="float">
            <text:p>1.50</text:p>
          </table:table-cell>
          <table:table-cell table:style-name="ce38" office:value-type="float" office:value="0.716848327534578" calcext:value-type="float">
            <text:p>0.717</text:p>
          </table:table-cell>
          <table:table-cell table:style-name="ce34" office:value-type="float" office:value="1.25" calcext:value-type="float">
            <text:p>1.25</text:p>
          </table:table-cell>
          <table:table-cell table:style-name="ce38" table:formula="of:=[.B5]*[.C5]^[.D5]" office:value-type="float" office:value="0.988215253205286" calcext:value-type="float">
            <text:p>0.988</text:p>
          </table:table-cell>
          <table:table-cell table:style-name="ce38" table:formula="of:=[.E5]/SUM([.$E$2:.$E$9])" office:value-type="float" office:value="0.129798614787743" calcext:value-type="float">
            <text:p>0.130</text:p>
          </table:table-cell>
          <table:table-cell table:style-name="ce34" table:formula="of:=[.F5]*[.$B$11]" office:value-type="float" office:value="10.3838891830194" calcext:value-type="float">
            <text:p>10.38</text:p>
          </table:table-cell>
        </table:table-row>
        <table:table-row table:style-name="ro2">
          <table:table-cell table:style-name="ce29" office:value-type="string" calcext:value-type="string">
            <text:p>.shixo.</text:p>
          </table:table-cell>
          <table:table-cell office:value-type="float" office:value="1.38530328962393" calcext:value-type="float">
            <text:p>1.39</text:p>
          </table:table-cell>
          <table:table-cell office:value-type="float" office:value="0.969136468411119" calcext:value-type="float">
            <text:p>0.969</text:p>
          </table:table-cell>
          <table:table-cell office:value-type="float" office:value="1.25" calcext:value-type="float">
            <text:p>1.25</text:p>
          </table:table-cell>
          <table:table-cell table:formula="of:=[.B6]*[.C6]^[.D6]" office:value-type="float" office:value="1.33206689712884" calcext:value-type="float">
            <text:p>1.332</text:p>
          </table:table-cell>
          <table:table-cell table:formula="of:=[.E6]/SUM([.$E$2:.$E$9])" office:value-type="float" office:value="0.174962324747696" calcext:value-type="float">
            <text:p>0.175</text:p>
          </table:table-cell>
          <table:table-cell table:formula="of:=[.F6]*[.$B$11]" office:value-type="float" office:value="13.9969859798157" calcext:value-type="float">
            <text:p>14.00</text:p>
          </table:table-cell>
        </table:table-row>
        <table:table-row table:style-name="ro2">
          <table:table-cell office:value-type="string" calcext:value-type="string">
            <text:p>Neozz</text:p>
          </table:table-cell>
          <table:table-cell table:style-name="ce34" office:value-type="float" office:value="1.27209604816819" calcext:value-type="float">
            <text:p>1.27</text:p>
          </table:table-cell>
          <table:table-cell table:style-name="ce38" office:value-type="float" office:value="1" calcext:value-type="float">
            <text:p>1.000</text:p>
          </table:table-cell>
          <table:table-cell table:style-name="ce34" office:value-type="float" office:value="1.25" calcext:value-type="float">
            <text:p>1.25</text:p>
          </table:table-cell>
          <table:table-cell table:style-name="ce38" table:formula="of:=[.B7]*[.C7]^[.D7]" office:value-type="float" office:value="1.27209604816819" calcext:value-type="float">
            <text:p>1.272</text:p>
          </table:table-cell>
          <table:table-cell table:style-name="ce38" table:formula="of:=[.E7]/SUM([.$E$2:.$E$9])" office:value-type="float" office:value="0.167085363632707" calcext:value-type="float">
            <text:p>0.167</text:p>
          </table:table-cell>
          <table:table-cell table:style-name="ce34" table:formula="of:=[.F7]*[.$B$11]" office:value-type="float" office:value="13.3668290906166" calcext:value-type="float">
            <text:p>13.37</text:p>
          </table:table-cell>
        </table:table-row>
        <table:table-row table:style-name="ro2">
          <table:table-cell table:style-name="ce29" office:value-type="string" calcext:value-type="string">
            <text:p>LoreDek</text:p>
          </table:table-cell>
          <table:table-cell office:value-type="float" office:value="1.26766132702024" calcext:value-type="float">
            <text:p>1.27</text:p>
          </table:table-cell>
          <table:table-cell office:value-type="float" office:value="0.692254228149339" calcext:value-type="float">
            <text:p>0.692</text:p>
          </table:table-cell>
          <table:table-cell office:value-type="float" office:value="1.25" calcext:value-type="float">
            <text:p>1.25</text:p>
          </table:table-cell>
          <table:table-cell table:formula="of:=[.B8]*[.C8]^[.D8]" office:value-type="float" office:value="0.800451942014012" calcext:value-type="float">
            <text:p>0.800</text:p>
          </table:table-cell>
          <table:table-cell table:formula="of:=[.E8]/SUM([.$E$2:.$E$9])" office:value-type="float" office:value="0.105136561028161" calcext:value-type="float">
            <text:p>0.105</text:p>
          </table:table-cell>
          <table:table-cell table:formula="of:=[.F8]*[.$B$11]" office:value-type="float" office:value="8.41092488225291" calcext:value-type="float">
            <text:p>8.41</text:p>
          </table:table-cell>
        </table:table-row>
        <table:table-row table:style-name="ro2">
          <table:table-cell office:value-type="string" calcext:value-type="string">
            <text:p>maxpower973</text:p>
          </table:table-cell>
          <table:table-cell table:style-name="ce34" office:value-type="float" office:value="1.23995180388888" calcext:value-type="float">
            <text:p>1.24</text:p>
          </table:table-cell>
          <table:table-cell table:style-name="ce38" office:value-type="float" office:value="0.714026923736607" calcext:value-type="float">
            <text:p>0.714</text:p>
          </table:table-cell>
          <table:table-cell table:style-name="ce34" office:value-type="float" office:value="1.25" calcext:value-type="float">
            <text:p>1.25</text:p>
          </table:table-cell>
          <table:table-cell table:style-name="ce38" table:formula="of:=[.B9]*[.C9]^[.D9]" office:value-type="float" office:value="0.813856881029927" calcext:value-type="float">
            <text:p>0.814</text:p>
          </table:table-cell>
          <table:table-cell table:style-name="ce38" table:formula="of:=[.E9]/SUM([.$E$2:.$E$9])" office:value-type="float" office:value="0.106897252851058" calcext:value-type="float">
            <text:p>0.107</text:p>
          </table:table-cell>
          <table:table-cell table:style-name="ce34" table:formula="of:=[.F9]*[.$B$11]" office:value-type="float" office:value="8.55178022808461" calcext:value-type="float">
            <text:p>8.55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office:value-type="string" calcext:value-type="string">
            <text:p>Total Prizes:</text:p>
          </table:table-cell>
          <table:table-cell table:style-name="ce29" office:value-type="float" office:value="80" calcext:value-type="float">
            <text:p>80</text:p>
          </table:table-cell>
          <table:table-cell table:style-name="ce42" office:value-type="string" calcext:value-type="string">
            <text:p>[$USD]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8">
      <number:number number:decimal-places="14" number:min-decimal-places="14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1" number:min-decimal-places="11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1:25:35.0227816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02T11:25:53.286401222</dc:date>
    <meta:editing-duration>PT1H49M12S</meta:editing-duration>
    <meta:editing-cycles>23</meta:editing-cycles>
    <meta:generator>LibreOffice/24.2.7.2$Linux_X86_64 LibreOffice_project/420$Build-2</meta:generator>
    <meta:document-statistic meta:table-count="2" meta:cell-count="668" meta:object-count="0"/>
  </office:meta>
</office:document-meta>
</file>